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a9ed" officeooo:paragraph-rsid="0004a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regamento e Congelamento de D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9:04:46.038897057</meta:creation-date>
    <dc:date>2014-09-17T19:12:30.144789219</dc:date>
    <meta:editing-duration>P0D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1" meta:word-count="5" meta:character-count="36" meta:non-whitespace-character-count="32"/>
  </office:meta>
</office:document-meta>
</file>